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112400" calcext:value-type="float">
            <text:p>1124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17600" calcext:value-type="float">
            <text:p>17600</text:p>
          </table:table-cell>
          <table:table-cell/>
          <table:table-cell table:formula="of:=[.K29]-60000" office:value-type="float" office:value="120000" calcext:value-type="float">
            <text:p>12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7600" calcext:value-type="float">
            <text:p>7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97600" calcext:value-type="float">
            <text:p>197600</text:p>
          </table:table-cell>
          <table:table-cell table:style-name="ce15" table:formula="of:=SUM([.K23:.K28])" office:value-type="float" office:value="180000" calcext:value-type="float">
            <text:p>18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table:number-columns-repeated="2"/>
          <table:table-cell table:style-name="ce15" table:formula="of:=SUM([.B61:.F61])" office:value-type="float" office:value="31200" calcext:value-type="float">
            <text:p>31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84];[.C84];[.D84];[.F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D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1436.79653679654" calcext:value-type="float">
            <text:p>1436.7965367965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)" office:value-type="float" office:value="377.272727272727" calcext:value-type="float">
            <text:p>377.2727272727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31200" calcext:value-type="float">
            <text:p>3120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0:58:45.664029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6T10:59:00.610584008</dc:date>
    <meta:editing-duration>P10DT23H9M48S</meta:editing-duration>
    <meta:editing-cycles>3361</meta:editing-cycles>
    <meta:generator>LibreOffice/4.2.8.2$Linux_X86_64 LibreOffice_project/420m0$Build-2</meta:generator>
    <meta:document-statistic meta:table-count="20" meta:cell-count="9288" meta:object-count="0"/>
  </office:meta>
</office:document-meta>
</file>